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7"/>
        <table:table-row table:style-name="ro1">
          <table:table-cell table:number-columns-repeated="16384"/>
        </table:table-row>
        <table:table-row table:style-name="ro1">
          <table:table-cell table:number-columns-repeated="25"/>
          <table:table-cell table:style-name="ce11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table:number-columns-repeated="25"/>
          <table:table-cell table:style-name="ce11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table:style-name="ce8" office:value-type="string" calcext:value-type="string">
            <text:p>byte b = -5</text:p>
          </table:table-cell>
          <table:table-cell table:number-columns-repeated="24"/>
          <table:table-cell table:style-name="ce11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har c1 = b;</text:p>
          </table:table-cell>
          <table:table-cell table:number-columns-repeated="16"/>
          <table:table-cell table:style-name="ce10" table:number-columns-repeated="8"/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table:style-name="ce8" office:value-type="string" calcext:value-type="string">
            <text:p>char c2 = b;</text:p>
          </table:table-cell>
          <table:table-cell table:number-columns-repeated="16"/>
          <table:table-cell table:style-name="ce10" table:number-columns-repeated="8"/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table:style-name="ce8" office:value-type="string" calcext:value-type="string">
            <text:p>short s = b;</text:p>
          </table:table-cell>
          <table:table-cell table:number-columns-repeated="16"/>
          <table:table-cell table:style-name="ce11" office:value-type="float" office:value="1" calcext:value-type="float">
            <text:p>1</text:p>
          </table:table-cell>
          <table:table-cell table:number-columns-repeated="1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Default"/>
          <table:table-cell table:number-columns-repeated="16350"/>
        </table:table-row>
        <table:table-row table:style-name="ro1" table:number-rows-repeated="3">
          <table:table-cell/>
          <table:table-cell table:style-name="Default" table:number-columns-repeated="32"/>
          <table:table-cell table:number-columns-repeated="1635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_2" table:style-name="ta1">
        <table:table-column table:style-name="co1" table:number-columns-repeated="33" table:default-cell-style-name="ce1"/>
        <table:table-column table:style-name="co1" table:number-columns-repeated="16351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3"/>
          <table:table-cell table:style-name="ce2" table:number-columns-repeated="16"/>
          <table:table-cell table:style-name="Default" table:number-columns-repeated="6"/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table:number-columns-repeated="19"/>
          <table:table-cell table:style-name="Default" table:number-columns-repeated="6"/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9"/>
          <table:table-cell table:style-name="Default" table:number-columns-repeated="6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table:style-name="ce2" office:value-type="string" calcext:value-type="string">
            <text:p>byte b = -5</text:p>
          </table:table-cell>
          <table:table-cell table:style-name="ce2" table:number-columns-repeated="2"/>
          <table:table-cell table:number-columns-repeated="16"/>
          <table:table-cell table:style-name="Default" table:number-columns-repeated="6"/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2" office:value-type="string" calcext:value-type="string">
            <text:p>int temp = b;</text:p>
          </table:table-cell>
          <table:table-cell table:number-columns-repeated="10"/>
          <table:table-cell table:style-name="Default" table:number-columns-repeated="22"/>
          <table:table-cell table:number-columns-repeated="1635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4" table:style-name="ce6"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Still = -5</text:p>
          </table:table-cell>
          <table:table-cell table:number-columns-repeated="16349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2" office:value-type="string" calcext:value-type="string">
            <text:p>char c = temp;</text:p>
          </table:table-cell>
          <table:table-cell table:style-name="Default" table:number-columns-repeated="16"/>
          <table:table-cell table:number-columns-repeated="1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table:style-name="Default" table:number-columns-repeated="32"/>
          <table:table-cell table:number-columns-repeated="16352"/>
        </table:table-row>
        <table:table-row table:style-name="ro1">
          <table:table-cell table:style-name="ce2" office:value-type="string" calcext:value-type="string">
            <text:p>int x = c;</text:p>
          </table:table-cell>
          <table:table-cell table:number-columns-repeated="1638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number-columns-repeated="1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Positive Number</text:p>
          </table:table-cell>
          <table:table-cell table:number-columns-repeated="16349"/>
        </table:table-row>
        <table:table-row table:style-name="ro1">
          <table:table-cell table:style-name="ce2" office:value-type="string" calcext:value-type="string">
            <text:p>short s = c;</text:p>
          </table:table-cell>
          <table:table-cell table:number-columns-repeated="16383"/>
        </table:table-row>
        <table:table-row table:style-name="ro1">
          <table:table-cell table:number-columns-repeated="17"/>
          <table:table-cell table:style-name="ce3" office:value-type="float" office:value="1" calcext:value-type="float">
            <text:p>1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Still = -5</text:p>
          </table:table-cell>
          <table:table-cell table:number-columns-repeated="16349"/>
        </table:table-row>
        <table:table-row table:style-name="ro1">
          <table:table-cell table:style-name="ce2" office:value-type="string" calcext:value-type="string">
            <text:p>byte b = c;</text:p>
          </table:table-cell>
          <table:table-cell table:number-columns-repeated="16383"/>
        </table:table-row>
        <table:table-row table:style-name="ro1">
          <table:table-cell table:number-columns-repeated="25"/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Still = -5</text:p>
          </table:table-cell>
          <table:table-cell table:number-columns-repeated="16349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4:56:23.6132649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4:33:03.735488440</meta:creation-date>
    <dc:date>2024-10-09T16:49:57.529948023</dc:date>
    <meta:editing-duration>PT10M26S</meta:editing-duration>
    <meta:editing-cycles>3</meta:editing-cycles>
    <meta:generator>LibreOffice/24.2.6.2$Linux_X86_64 LibreOffice_project/420$Build-2</meta:generator>
    <meta:document-statistic meta:table-count="2" meta:cell-count="232" meta:object-count="0"/>
  </office:meta>
</office:document-meta>
</file>